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cm" fo:break-before="page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officeooo:rsid="000aa947" officeooo:paragraph-rsid="000aa947" style:font-size-asian="12pt" style:font-size-complex="12pt"/>
    </style:style>
    <style:style style:name="P2" style:family="paragraph" style:parent-style-name="Standard">
      <style:text-properties fo:font-size="12pt" officeooo:rsid="000e9d0f" officeooo:paragraph-rsid="000e9d0f" style:font-size-asian="12pt" style:font-size-complex="12pt"/>
    </style:style>
    <style:style style:name="P3" style:family="paragraph" style:parent-style-name="Standard">
      <style:text-properties officeooo:paragraph-rsid="000aa947"/>
    </style:style>
    <style:style style:name="P4" style:family="paragraph" style:parent-style-name="Standard">
      <style:text-properties fo:color="#000000" style:font-name="Times New Roman" fo:font-size="12pt" officeooo:rsid="000aa947" officeooo:paragraph-rsid="000aa947" style:font-size-asian="12pt" style:font-size-complex="12pt"/>
    </style:style>
    <style:style style:name="P5" style:family="paragraph" style:parent-style-name="Standard">
      <style:text-properties fo:color="#000000" style:font-name="Times New Roman" fo:font-size="12pt" fo:font-style="italic" fo:font-weight="normal" officeooo:paragraph-rsid="00125cec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officeooo:paragraph-rsid="000ba87a"/>
    </style:style>
    <style:style style:name="P7" style:family="paragraph" style:parent-style-name="Standard">
      <style:text-properties officeooo:paragraph-rsid="00125cec"/>
    </style:style>
    <style:style style:name="P8" style:family="paragraph" style:parent-style-name="Standard_20__28_user_29_">
      <style:text-properties fo:color="#000000" style:font-name="Times New Roman" fo:font-size="12pt" fo:font-style="italic" fo:font-weight="normal" officeooo:rsid="000e9d0f" officeooo:paragraph-rsid="00125cec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_20__28_user_29_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Times New Roman" fo:font-size="12pt" fo:font-style="italic" fo:font-weight="normal" officeooo:paragraph-rsid="00125cec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_20__28_user_29_">
      <style:paragraph-properties fo:margin-left="0cm" fo:margin-right="0cm" fo:margin-top="0.309cm" fo:margin-bottom="0cm" loext:contextual-spacing="false" fo:line-height="97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P11" style:family="paragraph" style:parent-style-name="Standard_20__28_user_29_">
      <style:paragraph-properties fo:margin-left="0cm" fo:margin-right="0cm" fo:margin-top="0.309cm" fo:margin-bottom="0cm" loext:contextual-spacing="false" fo:line-height="97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_20__28_user_29_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Times New Roman" fo:font-size="12pt" fo:font-style="italic" fo:font-weight="normal" officeooo:paragraph-rsid="00125cec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itre2_7e_LT_7e_Gliederung_20_2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P14" style:family="paragraph" style:parent-style-name="Titre2_7e_LT_7e_Gliederung_20_3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P15" style:family="paragraph" style:parent-style-name="Titre2_7e_LT_7e_Gliederung_20_3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font-name="Times New Roman" fo:font-size="12pt" fo:font-style="italic" officeooo:paragraph-rsid="00125cec" style:font-size-asian="12pt" style:font-style-asian="italic" style:font-size-complex="12pt" style:font-style-complex="italic"/>
    </style:style>
    <style:style style:name="P16" style:family="paragraph" style:parent-style-name="Standard_20__28_user_29_">
      <style:paragraph-properties fo:margin-left="1.191cm" fo:margin-right="0cm" fo:margin-top="0cm" fo:margin-bottom="0cm" loext:contextual-spacing="false" fo:line-height="117%" fo:text-align="start" style:justify-single-word="false" fo:text-indent="-1.185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P17" style:family="paragraph" style:parent-style-name="Table_20_Contents">
      <style:text-properties officeooo:paragraph-rsid="000aa947"/>
    </style:style>
    <style:style style:name="P18" style:family="paragraph" style:parent-style-name="Table_20_Contents">
      <style:text-properties style:font-name="Times New Roman" fo:font-style="italic" officeooo:paragraph-rsid="000d97c0" style:font-style-asian="italic" style:font-style-complex="italic"/>
    </style:style>
    <style:style style:name="P19" style:family="paragraph" style:parent-style-name="Table_20_Contents">
      <style:text-properties officeooo:paragraph-rsid="00125cec"/>
    </style:style>
    <style:style style:name="P20" style:family="paragraph" style:parent-style-name="Table_20_Contents">
      <style:text-properties fo:font-size="10pt" officeooo:rsid="0012a55a" officeooo:paragraph-rsid="0012a55a" style:font-size-asian="10pt" style:font-size-complex="10pt"/>
    </style:style>
    <style:style style:name="P21" style:family="paragraph" style:parent-style-name="Table_20_Contents">
      <style:text-properties fo:font-size="10pt" officeooo:rsid="001440bf" officeooo:paragraph-rsid="001440bf" style:font-size-asian="10pt" style:font-size-complex="10pt"/>
    </style:style>
    <style:style style:name="P22" style:family="paragraph" style:parent-style-name="Standard">
      <style:text-properties fo:color="#000000" style:font-name="Times New Roman" fo:font-size="12pt" fo:font-style="italic" officeooo:paragraph-rsid="00125cec" style:font-size-asian="12pt" style:font-style-asian="italic" style:font-size-complex="12pt" style:font-style-complex="italic"/>
    </style:style>
    <style:style style:name="P23" style:family="paragraph" style:parent-style-name="Standard">
      <style:text-properties fo:color="#000000" fo:font-size="12pt" fo:font-style="italic" officeooo:rsid="000aa947" officeooo:paragraph-rsid="000aa947" style:font-size-asian="12pt" style:font-style-asian="italic" style:font-size-complex="12pt"/>
    </style:style>
    <style:style style:name="P24" style:family="paragraph" style:parent-style-name="Standard_20__28_user_29_">
      <style:text-properties fo:color="#000000" style:font-name="Times New Roman" fo:font-size="12pt" style:text-underline-style="solid" style:text-underline-width="auto" style:text-underline-color="font-color" officeooo:rsid="000ba87a" officeooo:paragraph-rsid="00125cec" style:font-size-asian="12pt" style:font-size-complex="12pt"/>
    </style:style>
    <style:style style:name="P25" style:family="paragraph" style:parent-style-name="Standard_20__28_user_29_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Times New Roman" fo:font-size="12pt" fo:font-style="italic" officeooo:paragraph-rsid="00125cec" style:font-size-asian="12pt" style:font-style-asian="italic" style:font-size-complex="12pt" style:font-style-complex="italic"/>
    </style:style>
    <style:style style:name="P26" style:family="paragraph" style:parent-style-name="Standard_20__28_user_29_">
      <style:paragraph-properties fo:margin-left="0cm" fo:margin-right="0cm" fo:margin-top="0.194cm" fo:margin-bottom="0cm" loext:contextual-spacing="false" fo:line-height="12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Times New Roman" fo:font-size="12pt" fo:font-style="italic" officeooo:paragraph-rsid="00125cec" style:font-size-asian="12pt" style:font-style-asian="italic" style:font-size-complex="12pt" style:font-style-complex="italic"/>
    </style:style>
    <style:style style:name="P27" style:family="paragraph" style:parent-style-name="Standard_20__28_user_29_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Times New Roman" fo:font-size="12pt" fo:font-style="italic" officeooo:rsid="000d97c0" officeooo:paragraph-rsid="00125cec" style:font-size-asian="12pt" style:font-style-asian="italic" style:font-size-complex="12pt" style:font-style-complex="italic"/>
    </style:style>
    <style:style style:name="P28" style:family="paragraph" style:parent-style-name="Table_20_Contents">
      <style:text-properties fo:color="#000000" style:font-name="Times New Roman" fo:font-size="12pt" fo:font-style="italic" style:text-underline-style="none" officeooo:rsid="000d97c0" officeooo:paragraph-rsid="00125cec" style:font-size-asian="12pt" style:font-style-asian="italic" style:font-size-complex="12pt" style:font-style-complex="italic"/>
    </style:style>
    <style:style style:name="P29" style:family="paragraph" style:parent-style-name="Table_20_Contents">
      <style:text-properties fo:color="#000000" style:font-name="Times New Roman" fo:font-size="12pt" fo:font-style="italic" style:text-underline-style="solid" style:text-underline-width="auto" style:text-underline-color="font-color" officeooo:rsid="000d97c0" officeooo:paragraph-rsid="00125cec" style:font-size-asian="12pt" style:font-style-asian="italic" style:font-size-complex="12pt" style:font-style-complex="italic"/>
    </style:style>
    <style:style style:name="P30" style:family="paragraph" style:parent-style-name="Table_20_Contents">
      <style:text-properties fo:font-size="10pt" officeooo:rsid="001440bf" officeooo:paragraph-rsid="001440bf" style:font-size-asian="10pt" style:font-size-complex="10pt"/>
    </style:style>
    <style:style style:name="P31" style:family="paragraph" style:parent-style-name="Table_20_Contents">
      <style:text-properties fo:font-size="10pt" officeooo:rsid="0015433c" officeooo:paragraph-rsid="0015433c" style:font-size-asian="10pt" style:font-size-complex="10pt"/>
    </style:style>
    <style:style style:name="T1" style:family="text">
      <style:text-properties fo:color="#000000" fo:font-style="italic" style:font-style-asian="italic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0000" style:font-name="Times New Roman" fo:font-size="12pt" fo:font-style="italic" officeooo:rsid="000aa947" style:font-size-asian="12pt" style:font-style-asian="italic" style:font-size-complex="12pt" style:font-style-complex="italic"/>
    </style:style>
    <style:style style:name="T5" style:family="text">
      <style:text-properties fo:color="#000000" style:font-name="Times New Roman" fo:font-size="12pt" officeooo:rsid="000ba87a" style:font-size-asian="12pt" style:font-size-complex="12pt"/>
    </style:style>
    <style:style style:name="T6" style:family="text">
      <style:text-properties fo:color="#000000" style:font-name="Times New Roman" fo:font-size="12pt" style:text-underline-style="solid" style:text-underline-width="auto" style:text-underline-color="font-color" officeooo:rsid="000ba87a" style:font-size-asian="12pt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normal" officeooo:rsid="000e9d0f" style:font-weight-asian="normal"/>
    </style:style>
    <style:style style:name="T9" style:family="text">
      <style:text-properties fo:font-size="12pt" officeooo:rsid="000aa947" style:font-size-asian="12pt" style:font-size-complex="12pt"/>
    </style:style>
    <style:style style:name="T10" style:family="text">
      <style:text-properties fo:font-size="12pt" officeooo:rsid="000d97c0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officeooo:rsid="000aa947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officeooo:rsid="000d97c0" style:font-size-asian="12pt" style:font-size-complex="12pt"/>
    </style:style>
    <style:style style:name="T13" style:family="text">
      <style:text-properties fo:font-size="12pt" style:text-underline-style="none" officeooo:rsid="000aa947" style:font-size-asian="12pt" style:font-size-complex="12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text-shadow="1pt 1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0e9d0f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<text:span text:style-name="T11">Systèmes Complexes</text:span><text:span text:style-name="T9"> : </text:span><text:span text:style-name="T1">ensemble structuré d’éléments naturels de la même espèce ou de la même fonction</text:span></text:p>
            <text:p text:style-name="P3"><text:span text:style-name="T13">Systèmes dynamiques</text:span><text:span text:style-name="T9"> : </text:span><text:span text:style-name="T3">les interactions au sein du système modifient</text:span><text:span text:style-name="T4"> </text:span><text:span text:style-name="T3">son état</text:span></text:p>
            <text:p text:style-name="P7"><text:span text:style-name="T13">Systèmes ouverts </text:span><text:span text:style-name="T9">: </text:span><text:span text:style-name="T3">ils entretiennent en permanence des échanges (matière et énergie) avec leur milieu environnant</text:span></text:p>
            <text:p text:style-name="P22"/>
            <text:p text:style-name="P8"><text:span text:style-name="T15">Système compliqué</text:span><text:span text:style-name="T14"> : </text:span>peut être décomposé pour être</text:p>
            <text:p text:style-name="P12">compris et étudié</text:p>
            <text:p text:style-name="P12">exemple : Moteur de voiture</text:p>
            <text:p text:style-name="P9"><text:span text:style-name="T15">Système complexe</text:span><text:span text:style-name="T14"> :</text:span> perd son intelligibilité s’il est</text:p>
            <text:p text:style-name="P12">décomposé</text:p>
            <text:p text:style-name="P5">exemple : Ecosystème, chaîne alimentaire</text:p>
            <text:p text:style-name="P1"/>
            <text:p text:style-name="P3"><text:span text:style-name="T11">Agent Cognitif</text:span><text:span text:style-name="T9"> : </text:span><text:span text:style-name="T3">Entité autonome, physique ou virtuelle, capable d’agir, située dans un environnement avec une certaine persistance temporelle, pour satisfaire ses buts ou objectifs en fonction de ses ressources et compétences.</text:span></text:p>
            <text:p text:style-name="P1"/>
            <text:p text:style-name="P3"><text:span text:style-name="T11">SMA </text:span><text:span text:style-name="T9">: </text:span><text:span text:style-name="T3">Ensemble d’agents</text:span></text:p>
            <text:p text:style-name="P16">autonomes en interaction<text:span text:style-name="T16">,</text:span></text:p>
            <text:p text:style-name="P16">capables de s’organiser</text:p>
            <text:p text:style-name="P16">d’une manière dynamique et adaptative</text:p>
            <text:p text:style-name="P4"/>
            <text:p text:style-name="P6"><text:span text:style-name="T6">Agent </text:span><text:span text:style-name="T5">: </text:span><text:span text:style-name="T3">Un agent est une entité physique ou virtuelle [Ferber 95] :</text:span></text:p>
            <text:p text:style-name="P10">capable d’agir sur elle-même et sur son environnement,</text:p>
            <text:p text:style-name="P10">capable de percevoir son environnement, mais ne dispose que d’une représentation partielle de cet environnement (et parfois aucune),</text:p>
            <text:p text:style-name="P10">peut communiquer avec d’autres agents,</text:p>
            <text:p text:style-name="P10">poursuit un objectif individuel,</text:p>
            <text:p text:style-name="P11"><text:span text:style-name="T2">qui possède des compétences et peut offrir des services,</text:span></text:p>
          </table:table-cell>
          <table:table-cell table:style-name="Tableau1.B1" office:value-type="string">
            <text:p text:style-name="P24">Propriétés des agents</text:p>
            <text:p text:style-name="P25">Un agent est autonome</text:p>
            <text:p text:style-name="P26">Un agent est pro-actif</text:p>
            <text:p text:style-name="P25">Un agent est adaptatif</text:p>
            <text:p text:style-name="P28">Un agent est sociable</text:p>
            <text:p text:style-name="P29"/>
            <text:p text:style-name="P19"><text:span text:style-name="T12">Différence Objet et Agent</text:span><text:span text:style-name="T10"> :</text:span></text:p>
            <text:p text:style-name="P18">agents sont :</text:p>
            <text:p text:style-name="P14">habituellement persistants,</text:p>
            <text:p text:style-name="P14">réactifs, comme les objets, mais aussi <text:span text:style-name="T17">proactifs,</text:span></text:p>
            <text:p text:style-name="P14">peuvent être self-aware (conscient de soi-même)</text:p>
            <text:p text:style-name="P14">contrôlent leurs actions</text:p>
            <text:p text:style-name="P13">un objet :</text:p>
            <text:p text:style-name="P14">“has no say regarding the use and execution of its public methods.” Un agent peut refuser, “forwarder” le message,…</text:p>
            <text:p text:style-name="P15">n’est pas intelligent</text:p>
            <text:p text:style-name="P27"/>
            <text:p text:style-name="P15"><text:span text:style-name="T18">Netlogo </text:span><text:span text:style-name="T8">: </text:span><text:span text:style-name="T7">Environnement de développement multi-agents réactifs, pour l’étude de systèmes complexes</text:span></text:p>
            <text:p text:style-name="P2"/>
            <text:p text:style-name="P2"/>
          </table:table-cell>
        </table:table-row>
      </table:table>
      <text:p text:style-name="P2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breed [ vaches vache ]<text:line-break/>breed [ loups loup ]</text:p>
            <text:p text:style-name="P20"/>
            <text:p text:style-name="P20">patches-own [ taille-plante evolution odeur ]</text:p>
            <text:p text:style-name="P20"/>
            <text:p text:style-name="P20">to setup<text:line-break/> clear-all<text:line-break/> reset-ticks<text:line-break/> <text:line-break/> setup-turtles<text:line-break/> setup-patches<text:line-break/>end</text:p>
            <text:p text:style-name="P20"/>
            <text:p text:style-name="P20">to setup-turtles<text:line-break/> set-default-shape vaches "cow"<text:line-break/> create-vaches initial-number-vaches<text:line-break/> [<text:line-break/> set color blue<text:line-break/> setxy random-pxcor random-pycor<text:line-break/> ]<text:line-break/>end</text:p>
            <text:p text:style-name="P20"/>
            <text:p text:style-name="P20">to setup-patches<text:line-break/> ask patches<text:line-break/> [<text:line-break/> set taille-plante random 10<text:line-break/> set evolution random grass-time-evolution<text:line-break/> set odeur 0<text:line-break/> ifelse taille-plante = 0<text:line-break/> [<text:line-break/> set pcolor brown<text:line-break/> ]<text:line-break/> [<text:line-break/> set pcolor scale-color green taille-plante 1 70<text:line-break/> ]<text:line-break/> ]<text:line-break/>end</text:p>
            <text:p text:style-name="P20"/>
            <text:p text:style-name="P20">to go<text:line-break/> ask vaches [ move-vache eat-grass ]<text:line-break/> ask loups [ move-loup eat-vache ]<text:line-break/> ask patches [ grow-grass ]<text:line-break/> tick<text:line-break/> update-plot<text:line-break/>end</text:p>
            <text:p text:style-name="P20"/>
            <text:p text:style-name="P20">to move-vache<text:line-break/> rt random 50<text:line-break/> lt random 50<text:line-break/> fd 1<text:line-break/> <text:line-break/> set odeur max-odeur<text:line-break/> ask neighbors [ set odeur max-odeur * taux-diffusion / 100 ]<text:line-break/>end</text:p>
            <text:p text:style-name="P20"/>
            <text:p text:style-name="P20">to eat-vache<text:line-break/> let prey one-of vaches-here<text:line-break/> if prey != nobody [ ask prey [ die ] ]<text:line-break/>end</text:p>
            <text:p text:style-name="P20">;;let follow-path max-one-of neighbors [ odeur ]</text:p>
          </table:table-cell>
          <table:table-cell table:style-name="Tableau2.B1" office:value-type="string">
            <text:p text:style-name="P21">public class Player extends Agent {</text:p>
            <text:p text:style-name="P21"/>
            <text:p text:style-name="P21">@Override<text:line-break/> protected void setup() {<text:line-break/> addBehaviour(new PlayerBehaviour());<text:line-break/> }</text:p>
            <text:p text:style-name="P21"/>
            <text:p text:style-name="P21">private class PlayerBehaviour extends CyclicBehaviour {</text:p>
            <text:p text:style-name="P21"/>
            <text:p text:style-name="P21">private void sendMessage(String playerName, String message) {<text:line-break/> ACLMessage msg = new ACLMessage(ACLMessage.INFORM);<text:line-break/> msg.addReceiver(new AID(playerName, AID.ISLOCALNAME));<text:line-break/> msg.setContent(message);<text:line-break/> send(msg); <text:line-break/> }<text:line-break/><text:line-break/>private ACLMessage receiveMessage() {<text:line-break/> ACLMessage message = null;<text:line-break/> while (message == null) {<text:line-break/> message = receive();<text:line-break/> block();<text:line-break/> }</text:p>
            <text:p text:style-name="P21"/>
            <text:p text:style-name="P31">private boolean isDone() { <text:line-break/> if (Judge.bank == 21) {<text:line-break/> System.out.println("The winner is: " + Judge.players.get(Judge.playerTurn) + "\n");<text:line-break/> return true;<text:line-break/> }<text:line-break/> else if (Judge.bank &gt; 21) {<text:line-break/> System.out.println("There is no winner \n");<text:line-break/> return true;<text:line-break/> }<text:line-break/> return false;<text:line-break/> }</text:p>
            <text:p text:style-name="P31"><text:line-break/>public class Judge extends Agent {<text:line-break/><text:tab/>public static ArrayList&lt;String&gt; players = new ArrayList&lt;&gt;();</text:p>
            <text:p text:style-name="P31"/>
            <text:p text:style-name="P31">private void createPlayer(String playerName) {<text:line-break/> Object args[] = new Object[1];<text:line-break/> args[0] = "";<text:line-break/> ContainerController cc = getContainerController();<text:line-break/> try {<text:line-break/> AgentController ac = cc.createNewAgent(playerName, "com.jade.tp.blackjack.Player", args);<text:line-break/> ac.start();<text:line-break/> } catch (Exception e) {<text:line-break/> System.out.println("Error: " + e);<text:line-break/> }<text:line-break/> }</text:p>
            <text:p text:style-name="P31">}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28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245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.28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.245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itre2_7e_LT_7e_Gliederung_20_1" style:display-name="Titre2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2_7e_LT_7e_Gliederung_20_2" style:display-name="Titre2~LT~Gliederung 2" style:family="paragraph" style:parent-style-name="Titre2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2_7e_LT_7e_Gliederung_20_3" style:display-name="Titre2~LT~Gliederung 3" style:family="paragraph" style:parent-style-name="Titre2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2_7e_LT_7e_Gliederung_20_4" style:display-name="Titre2~LT~Gliederung 4" style:family="paragraph" style:parent-style-name="Titre2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2_7e_LT_7e_Gliederung_20_5" style:display-name="Titre2~LT~Gliederung 5" style:family="paragraph" style:parent-style-name="Titre2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6" style:display-name="Titre2~LT~Gliederung 6" style:family="paragraph" style:parent-style-name="Titre2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7" style:display-name="Titre2~LT~Gliederung 7" style:family="paragraph" style:parent-style-name="Titre2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8" style:display-name="Titre2~LT~Gliederung 8" style:family="paragraph" style:parent-style-name="Titre2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9" style:display-name="Titre2~LT~Gliederung 9" style:family="paragraph" style:parent-style-name="Titre2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Titel" style:display-name="Titre2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2_7e_LT_7e_Untertitel" style:display-name="Titre2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2_7e_LT_7e_Notizen" style:display-name="Titr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2_7e_LT_7e_Hintergrundobjekte" style:display-name="Titr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2_7e_LT_7e_Hintergrund" style:display-name="Titr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3_7e_LT_7e_Gliederung_20_1" style:display-name="Titre3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3_7e_LT_7e_Gliederung_20_2" style:display-name="Titre3~LT~Gliederung 2" style:family="paragraph" style:parent-style-name="Titre3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3_7e_LT_7e_Gliederung_20_3" style:display-name="Titre3~LT~Gliederung 3" style:family="paragraph" style:parent-style-name="Titre3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3_7e_LT_7e_Gliederung_20_4" style:display-name="Titre3~LT~Gliederung 4" style:family="paragraph" style:parent-style-name="Titre3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3_7e_LT_7e_Gliederung_20_5" style:display-name="Titre3~LT~Gliederung 5" style:family="paragraph" style:parent-style-name="Titre3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6" style:display-name="Titre3~LT~Gliederung 6" style:family="paragraph" style:parent-style-name="Titre3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7" style:display-name="Titre3~LT~Gliederung 7" style:family="paragraph" style:parent-style-name="Titre3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8" style:display-name="Titre3~LT~Gliederung 8" style:family="paragraph" style:parent-style-name="Titre3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9" style:display-name="Titre3~LT~Gliederung 9" style:family="paragraph" style:parent-style-name="Titre3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Titel" style:display-name="Titre3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3_7e_LT_7e_Untertitel" style:display-name="Titre3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3_7e_LT_7e_Notizen" style:display-name="Titr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3_7e_LT_7e_Hintergrundobjekte" style:display-name="Titr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3_7e_LT_7e_Hintergrund" style:display-name="Titr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4_7e_LT_7e_Gliederung_20_1" style:display-name="Titre4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4_7e_LT_7e_Gliederung_20_2" style:display-name="Titre4~LT~Gliederung 2" style:family="paragraph" style:parent-style-name="Titre4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4_7e_LT_7e_Gliederung_20_3" style:display-name="Titre4~LT~Gliederung 3" style:family="paragraph" style:parent-style-name="Titre4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4_7e_LT_7e_Gliederung_20_4" style:display-name="Titre4~LT~Gliederung 4" style:family="paragraph" style:parent-style-name="Titre4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4_7e_LT_7e_Gliederung_20_5" style:display-name="Titre4~LT~Gliederung 5" style:family="paragraph" style:parent-style-name="Titre4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6" style:display-name="Titre4~LT~Gliederung 6" style:family="paragraph" style:parent-style-name="Titre4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7" style:display-name="Titre4~LT~Gliederung 7" style:family="paragraph" style:parent-style-name="Titre4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8" style:display-name="Titre4~LT~Gliederung 8" style:family="paragraph" style:parent-style-name="Titre4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9" style:display-name="Titre4~LT~Gliederung 9" style:family="paragraph" style:parent-style-name="Titre4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Titel" style:display-name="Titre4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4_7e_LT_7e_Untertitel" style:display-name="Titre4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4_7e_LT_7e_Notizen" style:display-name="Titre4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4_7e_LT_7e_Hintergrundobjekte" style:display-name="Titre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4_7e_LT_7e_Hintergrund" style:display-name="Titre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5_7e_LT_7e_Gliederung_20_1" style:display-name="Titre5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5_7e_LT_7e_Gliederung_20_2" style:display-name="Titre5~LT~Gliederung 2" style:family="paragraph" style:parent-style-name="Titre5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5_7e_LT_7e_Gliederung_20_3" style:display-name="Titre5~LT~Gliederung 3" style:family="paragraph" style:parent-style-name="Titre5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5_7e_LT_7e_Gliederung_20_4" style:display-name="Titre5~LT~Gliederung 4" style:family="paragraph" style:parent-style-name="Titre5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5_7e_LT_7e_Gliederung_20_5" style:display-name="Titre5~LT~Gliederung 5" style:family="paragraph" style:parent-style-name="Titre5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6" style:display-name="Titre5~LT~Gliederung 6" style:family="paragraph" style:parent-style-name="Titre5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7" style:display-name="Titre5~LT~Gliederung 7" style:family="paragraph" style:parent-style-name="Titre5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8" style:display-name="Titre5~LT~Gliederung 8" style:family="paragraph" style:parent-style-name="Titre5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9" style:display-name="Titre5~LT~Gliederung 9" style:family="paragraph" style:parent-style-name="Titre5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Titel" style:display-name="Titre5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5_7e_LT_7e_Untertitel" style:display-name="Titre5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5_7e_LT_7e_Notizen" style:display-name="Titre5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5_7e_LT_7e_Hintergrundobjekte" style:display-name="Titre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5_7e_LT_7e_Hintergrund" style:display-name="Titre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6_7e_LT_7e_Gliederung_20_1" style:display-name="Titre6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6_7e_LT_7e_Gliederung_20_2" style:display-name="Titre6~LT~Gliederung 2" style:family="paragraph" style:parent-style-name="Titre6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6_7e_LT_7e_Gliederung_20_3" style:display-name="Titre6~LT~Gliederung 3" style:family="paragraph" style:parent-style-name="Titre6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6_7e_LT_7e_Gliederung_20_4" style:display-name="Titre6~LT~Gliederung 4" style:family="paragraph" style:parent-style-name="Titre6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6_7e_LT_7e_Gliederung_20_5" style:display-name="Titre6~LT~Gliederung 5" style:family="paragraph" style:parent-style-name="Titre6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6" style:display-name="Titre6~LT~Gliederung 6" style:family="paragraph" style:parent-style-name="Titre6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7" style:display-name="Titre6~LT~Gliederung 7" style:family="paragraph" style:parent-style-name="Titre6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8" style:display-name="Titre6~LT~Gliederung 8" style:family="paragraph" style:parent-style-name="Titre6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9" style:display-name="Titre6~LT~Gliederung 9" style:family="paragraph" style:parent-style-name="Titre6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Titel" style:display-name="Titre6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6_7e_LT_7e_Untertitel" style:display-name="Titre6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6_7e_LT_7e_Notizen" style:display-name="Titre6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6_7e_LT_7e_Hintergrundobjekte" style:display-name="Titre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6_7e_LT_7e_Hintergrund" style:display-name="Titre6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7_7e_LT_7e_Gliederung_20_1" style:display-name="Titre7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7_7e_LT_7e_Gliederung_20_2" style:display-name="Titre7~LT~Gliederung 2" style:family="paragraph" style:parent-style-name="Titre7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7_7e_LT_7e_Gliederung_20_3" style:display-name="Titre7~LT~Gliederung 3" style:family="paragraph" style:parent-style-name="Titre7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7_7e_LT_7e_Gliederung_20_4" style:display-name="Titre7~LT~Gliederung 4" style:family="paragraph" style:parent-style-name="Titre7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7_7e_LT_7e_Gliederung_20_5" style:display-name="Titre7~LT~Gliederung 5" style:family="paragraph" style:parent-style-name="Titre7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6" style:display-name="Titre7~LT~Gliederung 6" style:family="paragraph" style:parent-style-name="Titre7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7" style:display-name="Titre7~LT~Gliederung 7" style:family="paragraph" style:parent-style-name="Titre7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8" style:display-name="Titre7~LT~Gliederung 8" style:family="paragraph" style:parent-style-name="Titre7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9" style:display-name="Titre7~LT~Gliederung 9" style:family="paragraph" style:parent-style-name="Titre7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Titel" style:display-name="Titre7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7_7e_LT_7e_Untertitel" style:display-name="Titre7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7_7e_LT_7e_Notizen" style:display-name="Titre7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7_7e_LT_7e_Hintergrundobjekte" style:display-name="Titre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7_7e_LT_7e_Hintergrund" style:display-name="Titre7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8_7e_LT_7e_Gliederung_20_1" style:display-name="Titre8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8_7e_LT_7e_Gliederung_20_2" style:display-name="Titre8~LT~Gliederung 2" style:family="paragraph" style:parent-style-name="Titre8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8_7e_LT_7e_Gliederung_20_3" style:display-name="Titre8~LT~Gliederung 3" style:family="paragraph" style:parent-style-name="Titre8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8_7e_LT_7e_Gliederung_20_4" style:display-name="Titre8~LT~Gliederung 4" style:family="paragraph" style:parent-style-name="Titre8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8_7e_LT_7e_Gliederung_20_5" style:display-name="Titre8~LT~Gliederung 5" style:family="paragraph" style:parent-style-name="Titre8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6" style:display-name="Titre8~LT~Gliederung 6" style:family="paragraph" style:parent-style-name="Titre8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7" style:display-name="Titre8~LT~Gliederung 7" style:family="paragraph" style:parent-style-name="Titre8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8" style:display-name="Titre8~LT~Gliederung 8" style:family="paragraph" style:parent-style-name="Titre8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9" style:display-name="Titre8~LT~Gliederung 9" style:family="paragraph" style:parent-style-name="Titre8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Titel" style:display-name="Titre8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8_7e_LT_7e_Untertitel" style:display-name="Titre8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8_7e_LT_7e_Notizen" style:display-name="Titre8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8_7e_LT_7e_Hintergrundobjekte" style:display-name="Titre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8_7e_LT_7e_Hintergrund" style:display-name="Titre8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9_7e_LT_7e_Gliederung_20_1" style:display-name="Titre9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9_7e_LT_7e_Gliederung_20_2" style:display-name="Titre9~LT~Gliederung 2" style:family="paragraph" style:parent-style-name="Titre9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9_7e_LT_7e_Gliederung_20_3" style:display-name="Titre9~LT~Gliederung 3" style:family="paragraph" style:parent-style-name="Titre9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9_7e_LT_7e_Gliederung_20_4" style:display-name="Titre9~LT~Gliederung 4" style:family="paragraph" style:parent-style-name="Titre9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9_7e_LT_7e_Gliederung_20_5" style:display-name="Titre9~LT~Gliederung 5" style:family="paragraph" style:parent-style-name="Titre9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6" style:display-name="Titre9~LT~Gliederung 6" style:family="paragraph" style:parent-style-name="Titre9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7" style:display-name="Titre9~LT~Gliederung 7" style:family="paragraph" style:parent-style-name="Titre9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8" style:display-name="Titre9~LT~Gliederung 8" style:family="paragraph" style:parent-style-name="Titre9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9" style:display-name="Titre9~LT~Gliederung 9" style:family="paragraph" style:parent-style-name="Titre9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Titel" style:display-name="Titre9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9_7e_LT_7e_Untertitel" style:display-name="Titre9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9_7e_LT_7e_Notizen" style:display-name="Titre9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9_7e_LT_7e_Hintergrundobjekte" style:display-name="Titre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9_7e_LT_7e_Hintergrund" style:display-name="Titre9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0_7e_LT_7e_Gliederung_20_1" style:display-name="Titre10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0_7e_LT_7e_Gliederung_20_2" style:display-name="Titre10~LT~Gliederung 2" style:family="paragraph" style:parent-style-name="Titre10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10_7e_LT_7e_Gliederung_20_3" style:display-name="Titre10~LT~Gliederung 3" style:family="paragraph" style:parent-style-name="Titre10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10_7e_LT_7e_Gliederung_20_4" style:display-name="Titre10~LT~Gliederung 4" style:family="paragraph" style:parent-style-name="Titre10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10_7e_LT_7e_Gliederung_20_5" style:display-name="Titre10~LT~Gliederung 5" style:family="paragraph" style:parent-style-name="Titre10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6" style:display-name="Titre10~LT~Gliederung 6" style:family="paragraph" style:parent-style-name="Titre10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7" style:display-name="Titre10~LT~Gliederung 7" style:family="paragraph" style:parent-style-name="Titre10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8" style:display-name="Titre10~LT~Gliederung 8" style:family="paragraph" style:parent-style-name="Titre10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9" style:display-name="Titre10~LT~Gliederung 9" style:family="paragraph" style:parent-style-name="Titre10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Titel" style:display-name="Titre10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0_7e_LT_7e_Untertitel" style:display-name="Titre10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0_7e_LT_7e_Notizen" style:display-name="Titre10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0_7e_LT_7e_Hintergrundobjekte" style:display-name="Titre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0_7e_LT_7e_Hintergrund" style:display-name="Titre10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1_7e_LT_7e_Gliederung_20_1" style:display-name="Titre11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1_7e_LT_7e_Gliederung_20_2" style:display-name="Titre11~LT~Gliederung 2" style:family="paragraph" style:parent-style-name="Titre11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11_7e_LT_7e_Gliederung_20_3" style:display-name="Titre11~LT~Gliederung 3" style:family="paragraph" style:parent-style-name="Titre11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11_7e_LT_7e_Gliederung_20_4" style:display-name="Titre11~LT~Gliederung 4" style:family="paragraph" style:parent-style-name="Titre11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11_7e_LT_7e_Gliederung_20_5" style:display-name="Titre11~LT~Gliederung 5" style:family="paragraph" style:parent-style-name="Titre1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6" style:display-name="Titre11~LT~Gliederung 6" style:family="paragraph" style:parent-style-name="Titre1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7" style:display-name="Titre11~LT~Gliederung 7" style:family="paragraph" style:parent-style-name="Titre1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8" style:display-name="Titre11~LT~Gliederung 8" style:family="paragraph" style:parent-style-name="Titre1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9" style:display-name="Titre11~LT~Gliederung 9" style:family="paragraph" style:parent-style-name="Titre1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Titel" style:display-name="Titre1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1_7e_LT_7e_Untertitel" style:display-name="Titre11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1_7e_LT_7e_Notizen" style:display-name="Titre1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1_7e_LT_7e_Hintergrundobjekte" style:display-name="Titre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1_7e_LT_7e_Hintergrund" style:display-name="Titre1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20:00:29.916000000</meta:creation-date>
    <dc:date>2015-12-06T13:27:15.661000000</dc:date>
    <meta:editing-duration>PT1H3M54S</meta:editing-duration>
    <meta:editing-cycles>9</meta:editing-cycles>
    <meta:generator>LibreOffice/4.4.5.2$Windows_x86 LibreOffice_project/a22f674fd25a3b6f45bdebf25400ed2adff0ff99</meta:generator>
    <meta:document-statistic meta:table-count="2" meta:image-count="0" meta:object-count="0" meta:page-count="2" meta:paragraph-count="52" meta:word-count="551" meta:character-count="3853" meta:non-whitespace-character-count="3277"/>
  </office:meta>
</office:document-meta>
</file>